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1000000C298C84C2980074C32.png" manifest:media-type="image/png"/>
  <manifest:file-entry manifest:full-path="Pictures/100000010000025800000258990D04611D3E6B4A.png" manifest:media-type="image/png"/>
  <manifest:file-entry manifest:full-path="Pictures/10000001000000D40000022A2364CC531CCC426B.png" manifest:media-type="image/png"/>
  <manifest:file-entry manifest:full-path="Pictures/10000001000003D80000022A8F69AAF23F1110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a933" draw:fill-color="#00a933" draw:opacity="30%" draw:textarea-horizontal-align="justify" draw:textarea-vertical-align="middle" draw:auto-grow-height="false" fo:min-height="2cm" fo:min-width="12cm"/>
    </style:style>
    <style:style style:name="gr3" style:family="graphic" style:parent-style-name="standard">
      <style:graphic-properties svg:stroke-color="#2a6099" draw:fill-color="#2a6099" draw:opacity="30%" draw:textarea-horizontal-align="justify" draw:textarea-vertical-align="middle" draw:auto-grow-height="false" fo:min-height="0.35cm" fo:min-width="1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a933" draw:opacity="30%"/>
      <style:paragraph-properties fo:text-align="center"/>
    </style:style>
    <style:style style:name="P3" style:family="paragraph">
      <loext:graphic-properties draw:fill-color="#2a6099" draw:opacity="30%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35cm" svg:height="7.845cm" svg:x="0.815cm" svg:y="11.155cm">
          <draw:image xlink:href="Pictures/10000001000003D80000022A8F69AAF23F1110B3.png" xlink:type="simple" xlink:show="embed" xlink:actuate="onLoad" draw:mime-type="image/png">
            <text:p/>
          </draw:image>
        </draw:frame>
        <draw:frame draw:style-name="gr1" draw:text-style-name="P1" draw:layer="layout" svg:width="3.022cm" svg:height="7.9cm" svg:x="14.728cm" svg:y="11.1cm">
          <draw:image xlink:href="Pictures/10000001000000D40000022A2364CC531CCC426B.png" xlink:type="simple" xlink:show="embed" xlink:actuate="onLoad" draw:mime-type="image/png">
            <text:p/>
          </draw:image>
        </draw:frame>
        <draw:custom-shape draw:style-name="gr2" draw:text-style-name="P2" draw:layer="layout" svg:width="12.5cm" svg:height="2.25cm" svg:x="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5cm" svg:height="0.6cm" svg:x="2cm" svg:y="1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5cm" svg:height="0.6cm" svg:x="2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8cm" svg:height="1.08cm" draw:transform="rotate (0.717330322569669) translate (6.698cm 25.488cm)">
          <draw:image xlink:href="Pictures/100000010000025800000258990D04611D3E6B4A.png" xlink:type="simple" xlink:show="embed" xlink:actuate="onLoad" draw:mime-type="image/png">
            <text:p/>
          </draw:image>
        </draw:frame>
        <draw:frame draw:style-name="gr5" draw:text-style-name="P4" draw:layer="layout" svg:width="1.075cm" svg:height="1.083cm" draw:transform="skewX (0.000872664625997134) rotate (-2.3712043217595) translate (8.855cm 26.248cm)">
          <draw:image xlink:href="Pictures/100000010000025800000258990D04611D3E6B4A.png" xlink:type="simple" xlink:show="embed" xlink:actuate="onLoad" draw:mime-type="image/png">
            <text:p/>
          </draw:image>
        </draw:frame>
        <draw:frame draw:style-name="gr4" draw:text-style-name="P4" draw:layer="layout" svg:width="0.762cm" svg:height="0.789cm" draw:transform="skewX (0.0291469985083053) rotate (1.61146249836636) translate (7.331cm 16.07cm)">
          <draw:image xlink:href="Pictures/1000000100000151000000C298C84C2980074C3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31T17:06:00.641250784</meta:creation-date>
    <dc:date>2023-08-01T18:43:56.016637287</dc:date>
    <meta:editing-duration>PT35M2S</meta:editing-duration>
    <meta:editing-cycles>3</meta:editing-cycles>
    <meta:generator>LibreOffice/7.3.7.2$Linux_X86_64 LibreOffice_project/30$Build-2</meta:generator>
    <meta:document-statistic meta:object-count="8"/>
  </office:meta>
</office:document-meta>
</file>